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DengXian Light" svg:font-family="DengXian Light" style:font-family-generic="system" style:font-pitch="variable" svg:panose-1="2 1 6 0 3 1 1 1 1 1"/>
    <style:font-face style:name="Aptos Display" svg:font-family="Aptos Display" style:font-family-generic="swiss" style:font-pitch="variable"/>
    <style:font-face style:name="DengXian" svg:font-family="DengXian" style:font-family-generic="system" style:font-pitch="variable" svg:panose-1="2 1 6 0 3 1 1 1 1 1"/>
    <style:font-face style:name="Aptos" svg:font-family="Aptos" style:font-family-generic="swiss" style:font-pitch="variable"/>
  </office:font-face-decls>
  <office:automatic-styles>
    <style:style style:name="P1" style:parent-style-name="Heading2" style:master-page-name="MP0" style:family="paragraph">
      <style:paragraph-properties fo:break-before="page" fo:margin-top="0.1666in" fo:margin-bottom="0.1666in" style:page-number="1"/>
    </style:style>
    <style:style style:name="P2" style:parent-style-name="Standard" style:family="paragraph">
      <style:paragraph-properties fo:margin-top="0.1666in" fo:margin-bottom="0.1666in" fo:line-height="100%"/>
    </style:style>
    <style:style style:name="P3" style:parent-style-name="Standard" style:family="paragraph">
      <style:paragraph-properties fo:margin-top="0.1666in" fo:margin-bottom="0.1666in" fo:line-height="100%"/>
    </style:style>
    <style:style style:name="P4" style:parent-style-name="Heading3" style:family="paragraph">
      <style:paragraph-properties fo:margin-top="0.1666in" fo:margin-bottom="0.1666in"/>
    </style:style>
    <style:style style:name="P5" style:parent-style-name="Standard" style:family="paragraph">
      <style:paragraph-properties fo:margin-top="0.1666in" fo:margin-bottom="0.1666in" fo:line-height="100%"/>
    </style:style>
    <style:style style:name="T6" style:parent-style-name="DefaultParagraphFont" style:family="text">
      <style:text-properties fo:font-style="italic" style:font-style-asian="italic"/>
    </style:style>
    <style:style style:name="P7" style:parent-style-name="Heading3" style:family="paragraph">
      <style:paragraph-properties fo:margin-top="0.1666in" fo:margin-bottom="0.1666in"/>
    </style:style>
    <style:style style:name="P8" style:parent-style-name="Standard" style:family="paragraph">
      <style:paragraph-properties fo:margin-top="0.1666in" fo:margin-bottom="0.1666in" fo:line-height="100%"/>
    </style:style>
    <style:style style:name="T9" style:parent-style-name="DefaultParagraphFont" style:family="text">
      <style:text-properties fo:font-style="italic" style:font-style-asian="italic"/>
    </style:style>
    <style:style style:name="T10" style:parent-style-name="DefaultParagraphFont" style:family="text">
      <style:text-properties fo:font-style="italic" style:font-style-asian="italic"/>
    </style:style>
    <style:style style:name="T11" style:parent-style-name="DefaultParagraphFont" style:family="text">
      <style:text-properties fo:font-style="italic" style:font-style-asian="italic"/>
    </style:style>
    <style:style style:name="P12" style:parent-style-name="Heading3" style:family="paragraph">
      <style:paragraph-properties fo:margin-top="0.1666in" fo:margin-bottom="0.1666in"/>
    </style:style>
    <style:style style:name="P13" style:parent-style-name="Standard" style:family="paragraph">
      <style:paragraph-properties fo:margin-top="0.1666in" fo:margin-bottom="0.1666in" fo:line-height="100%"/>
    </style:style>
    <style:style style:name="P14" style:parent-style-name="Heading4" style:family="paragraph">
      <style:paragraph-properties fo:margin-top="0.1666in" fo:margin-bottom="0.1666in"/>
    </style:style>
    <style:style style:name="P15" style:parent-style-name="Heading5" style:family="paragraph">
      <style:paragraph-properties fo:margin-bottom="0.1666in"/>
    </style:style>
    <style:style style:name="P16" style:parent-style-name="Standard" style:family="paragraph">
      <style:paragraph-properties fo:margin-top="0.1666in" fo:margin-bottom="0.1666in" fo:line-height="100%"/>
    </style:style>
    <style:style style:name="P17" style:parent-style-name="Standard" style:family="paragraph">
      <style:paragraph-properties fo:margin-top="0.1666in" fo:margin-bottom="0.1666in" fo:line-height="100%"/>
    </style:style>
    <style:style style:name="P18" style:parent-style-name="Standard" style:family="paragraph">
      <style:paragraph-properties fo:margin-top="0.1666in" fo:margin-bottom="0.1666in" fo:line-height="100%"/>
    </style:style>
    <style:style style:name="P19" style:parent-style-name="Heading5" style:family="paragraph">
      <style:paragraph-properties fo:margin-bottom="0.1666in"/>
    </style:style>
    <style:style style:name="P20" style:parent-style-name="Standard" style:family="paragraph">
      <style:paragraph-properties fo:margin-top="0.1666in" fo:margin-bottom="0.1666in" fo:line-height="100%"/>
    </style:style>
    <style:style style:name="P21" style:parent-style-name="Standard" style:family="paragraph">
      <style:paragraph-properties fo:margin-top="0.1666in" fo:margin-bottom="0.1666in" fo:line-height="100%"/>
    </style:style>
    <style:style style:name="P22" style:parent-style-name="Standard" style:family="paragraph">
      <style:paragraph-properties fo:margin-top="0.1666in" fo:margin-bottom="0.1666in" fo:line-height="100%"/>
    </style:style>
    <style:style style:name="T23" style:parent-style-name="DefaultParagraphFont" style:family="text">
      <style:text-properties fo:font-style="italic" style:font-style-asian="italic"/>
    </style:style>
    <style:style style:name="P24" style:parent-style-name="Standard" style:family="paragraph">
      <style:paragraph-properties fo:margin-top="0.1666in" fo:margin-bottom="0.1666in" fo:line-height="100%"/>
    </style:style>
    <style:style style:name="P25" style:parent-style-name="Standard" style:family="paragraph">
      <style:paragraph-properties fo:margin-top="0.1666in" fo:margin-bottom="0.1666in" fo:line-height="100%"/>
    </style:style>
    <style:style style:name="P26" style:parent-style-name="Standard" style:family="paragraph">
      <style:paragraph-properties fo:margin-top="0.1666in" fo:margin-bottom="0.1666in" fo:line-height="100%"/>
    </style:style>
    <style:style style:name="P27" style:parent-style-name="Standard" style:family="paragraph">
      <style:paragraph-properties fo:margin-top="0.1666in" fo:margin-bottom="0.1666in" fo:line-height="100%"/>
    </style:style>
  </office:automatic-styles>
  <office:body>
    <office:text text:use-soft-page-breaks="true">
      <text:h text:style-name="P1" text:outline-level="2"><text:bookmark-start text:name="_6us5z5lg2m6a"/><text:bookmark-end text:name="_6us5z5lg2m6a"/>AI</text:h>
      <text:p text:style-name="P2">The specification required the program to provide an AI opponent for a user to play against.</text:p>
      <text:p text:style-name="P3">The implementation we provide allows the behaviour of the opponent to be configured by both changing the evaluation process used (the AI’s<text:s/>‘agent’) as well as their concept of a favourable game state (the agent’s ‘metric’). Some agent types are inherently ‘easier’ opponents, but where there is scope to do so, ‘Easy’ and ‘Hard’ difficulty versions are provided.</text:p>
      <text:h text:style-name="P4" text:outline-level="3"><text:bookmark-start text:name="_r3i189icta3n"/><text:bookmark-end text:name="_r3i189icta3n"/>RandomAgent</text:h>
      <text:p text:style-name="P5">The simplest agent in the game is the<text:s/><text:span text:style-name="T6">RandomAgent</text:span><text:s/>who will choose randomly from the set of valid move options available to them at their turn. As with all players, in the case where there is no valid move option, the turn ends without any piece being moved.</text:p>
      <text:h text:style-name="P7" text:outline-level="3"><text:bookmark-start text:name="_m0go4c9zjf82"/><text:bookmark-end text:name="_m0go4c9zjf82"/>GreedyAgent</text:h>
      <text:p text:style-name="P8">The<text:s/><text:span text:style-name="T9">GreedyAgent</text:span><text:s/>determines their next move as being that in their set of valid moves which will provide the ‘best’ expected game state (as determined by the selected metric) at the end of the current move. The<text:s/><text:span text:style-name="T10">GreedyAgent</text:span><text:s/>is implemented as a special case of the<text:s/><text:span text:style-name="T11">ExpectiminimaxAgent</text:span><text:s/>who only searches their game tree to the depth of the current move.</text:p>
      <text:h text:style-name="P12" text:outline-level="3"><text:bookmark-start text:name="_iueaab7w3qzt"/><text:bookmark-end text:name="_iueaab7w3qzt"/>ExpectiminimaxAgent</text:h>
      <text:p text:style-name="P13">The most sophisticated agent is the ExpectiminimaxAgent who uses the expectiminimax algorithm to recursively generate and traverse the game tree to a depth determined by the agent’s difficulty. ‘Harder’ difficulty agents will search the tree to a greater depth than their <text:s/>‘easier’ counterparts.</text:p>
      <text:h text:style-name="P14" text:outline-level="4"><text:bookmark-start text:name="_4djclfbchzx4"/><text:bookmark-end text:name="_4djclfbchzx4"/>Expectiminimax</text:h>
      <text:h text:style-name="P15" text:outline-level="5"><text:bookmark-start text:name="_b7fchdsohfb8"/><text:bookmark-end text:name="_b7fchdsohfb8"/>Objective</text:h>
      <text:p text:style-name="P16">As per its name, the expectiminimax agent uses the expectiminimax algorithm to determine their next move. Expectiminimax is a variant of the minimax algorithm, which extends to stochastic games by its accommodation of random game events, e.g. a dice roll.</text:p>
      <text:p text:style-name="P17">The minimax algorithm attempts to deduce an optimal move for a player given the current state of the game, a state evaluation metric and the player’s preference for the value of a state evaluated by this metric (i.e. maximal or minimal metric value), and knowledge of the available transitions between game states (i.e. valid player moves). Expectiminimax extends the concept of a game state’s utility to the player by considering the likelihood that it will be reachable by the player due to the influence of random events on the game’s progression.</text:p>
      <text:p text:style-name="P18">The result of the expectiminimax algorithm is therefore the move a player should make that leads to the ‘best’ terminal state assuming optimal play by their opponent attenuated by the probability of the player being able to reach this state.</text:p>
      <text:h text:style-name="P19" text:outline-level="5"><text:bookmark-start text:name="_vgmthef6owrv"/><text:bookmark-end text:name="_vgmthef6owrv"/><text:soft-page-break/>Implementation</text:h>
      <text:p text:style-name="P20">The expectiminimax algorithm works<text:s/>recursively, generating a game tree up to a terminal depth, allocating values to the tree’s leaves and then backtracking, filling in parent node values by selecting the child node with the most desirable value for the opposing players.</text:p>
      <text:p text:style-name="P21">The expectiminimax tree infixes ‘chance nodes’ with alternating maximiser and minimiser nodes. As can be deduced from the name, these nodes will select maximally/minimally valued child nodes at each level of the tree. These maximiser/minimiser nodes stand in place for the game’s players (say Max and Min) who are both assumed to play optimally at each turn. Game states awarded low values by the agent’s metric are those preferable to Min, and those given higher values are preferable to Max. By alternating these nodes in the tree (as the players alternate their turns in the game), the move chosen by the current player is the one that will lead to their best terminal state for an optimal opponent. If the opponent fails to play optimally, evaluation of the tree in the player’s subsequent turn from the progressed game state will select moves leading to even ‘better’ states than the ‘best worst-case’ reached with an optimal opponent.</text:p>
      <text:p text:style-name="P22">Due to the stochastic element of<text:span text:style-name="T23"><text:s/>‘The Game of Ur</text:span>’ (the dice roll), the expectiminimax tree includes ‘chance nodes’ that do not feature in the minimax trees generated for non-stochastic games. The tree’s chance nodes correspond to the game’s random dice roll event and work to scale the utility of a game state by its probability by taking a probability-weighted average of the values of its children.</text:p>
      <text:p text:style-name="P24">Due to the exponential increase in the size of the game tree with depth, attempting to evaluate the tree significantly deeply would take considerable time and hence violate the requirement of the AI to respond promptly. The evaluation depth is capped to a reasonable level to address this. To further aid the efficiency of the agent, the game tree generated by the agent is pruned as it is explored. The process of pruning eliminates nodes in the tree from consideration that will not influence the outcome of the algorithm. <text:s/>Although pruning does not resolve the algorithm’s exponential order, it does reduce it by some constant factor.</text:p>
      <text:p text:style-name="P25">The methods of pruning a minimax algorithm game tree (most notably alpha-beta pruning) are only a partial solution to the problem of pruning an expectiminimax tree due to the inclusion of chance nodes. The difficulty in pruning these <text:s/>‘chance nodes’ is due to their value being calculated as the probability-weighted average of their child minimiser/maximiser nodes. By placing bounds on the possible values allocated to these child nodes (by the agent’s metric), we can bound the average of these nodes and hence bound the value of the chance node without considering each of its children. By considering the ‘best’ (as concerns the chance node’s parent maximiser/minimiser node) possible value of the chance node currently being examined given the knowledge of the actual values of the node’s children that have been explored, and comparing this to the value of the node’s ‘best’ sibling, for whom we know the actual value, we can determine if further exploration of the current chance node will potentially yield a ‘better’ value than their sibling. If, even in the best case of child nodes, the chance node will not outscore its best sibling, then we do not consider it further.</text:p>
      <text:p text:style-name="P26">The maximiser and minimiser nodes are pruned using the standard alpha/beta technique which allows us to prune nodes which we can deduce will never be selected for as their parent (or grandparent etc.) has the choice of a ‘better’ child.</text:p>
      <text:p text:style-name="P27">The value of alpha is the highest-valued node encountered so far in the tree; the value of beta is<text:s/><text:soft-page-break/>the lowest. These values are updated as the recursive calls return / we backtrack through the tree. If a node considered for the player Max is of a smaller value than alpha, then it will never be chosen for and so can be pruned. If a node considered for the player Min is of greater value than beta, then it will also never be chosen for and so can be pruned. Thus, we eliminate the need to examine nodes which present themselves as being of lower utility for the player.</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DengXian Light" svg:font-family="DengXian Light" style:font-family-generic="system" style:font-pitch="variable" svg:panose-1="2 1 6 0 3 1 1 1 1 1"/>
    <style:font-face style:name="Aptos Display" svg:font-family="Aptos Display" style:font-family-generic="swiss" style:font-pitch="variable"/>
    <style:font-face style:name="DengXian" svg:font-family="DengXian" style:font-family-generic="system" style:font-pitch="variable" svg:panose-1="2 1 6 0 3 1 1 1 1 1"/>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Emma Beveridge</meta:initial-creator>
    <dc:creator>Emma Beveridge</dc:creator>
    <meta:creation-date>2024-04-03T21:13:00Z</meta:creation-date>
    <dc:date>2024-04-03T21:14:00Z</dc:date>
    <meta:template xlink:href="Normal.dotm" xlink:type="simple"/>
    <meta:editing-cycles>2</meta:editing-cycles>
    <meta:editing-duration>PT60S</meta:editing-duration>
    <meta:document-statistic meta:page-count="3" meta:paragraph-count="13" meta:word-count="1005" meta:character-count="6726" meta:row-count="47" meta:non-whitespace-character-count="5734"/>
  </office:meta>
</office:document-meta>
</file>